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-0.0634in" fo:margin-right="-0.0563in" fo:orphans="0" fo:widows="0" fo:text-indent="0in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ABLES</text:span></text:p>
      <text:p text:style-name="P1"/>
      <text:p text:style-name="Standard">CUSTOMER:</text:p>
      <text:p text:style-name="Standard"/>
      <text:p text:style-name="Standard">mysql&gt; select * from customer;</text:p>
      <text:p text:style-name="Standard">+-----+---------+---------+------------+</text:p>
      <text:p text:style-name="Standard">| cid | name <text:s text:c="3"/>| budget <text:s/>| phone <text:s text:c="5"/>|</text:p>
      <text:p text:style-name="Standard">+-----+---------+---------+------------+</text:p>
      <text:p text:style-name="Standard">| 101 | jahanvi | 5000000 | 9930465229 |</text:p>
      <text:p text:style-name="Standard">| 102 | adi <text:s text:c="4"/>| 5000000 | 9930465229 |</text:p>
      <text:p text:style-name="Standard">| 103 | vish <text:s text:c="3"/>| 5000000 | 9930465229 |</text:p>
      <text:p text:style-name="Standard">| 104 | aa <text:s text:c="5"/>| 5000000 | 9930465229 |</text:p>
      <text:p text:style-name="Standard">| 105 | ab <text:s text:c="5"/>| 5000000 | 9930465229 |</text:p>
      <text:p text:style-name="Standard">| 106 | abc <text:s text:c="4"/>| 5000000 | 9930465229 |</text:p>
      <text:p text:style-name="Standard">| 107 | abcd <text:s text:c="3"/>| 5000000 | 9930465229 |</text:p>
      <text:p text:style-name="Standard">+-----+---------+---------+------------+</text:p>
      <text:p text:style-name="Standard">7 rows in set (0.00 sec)</text:p>
      <text:p text:style-name="Standard"/>
      <text:p text:style-name="Standard">AGENT:</text:p>
      <text:p text:style-name="Standard"/>
      <text:p text:style-name="Standard"><text:soft-page-break/>mysql&gt; select * from agent ;</text:p>
      <text:p text:style-name="Standard">+-----+---------+------------+------------+</text:p>
      <text:p text:style-name="Standard">| aid | aname <text:s text:c="2"/>| division <text:s text:c="2"/>| phone <text:s text:c="5"/>|</text:p>
      <text:p text:style-name="Standard">+-----+---------+------------+------------+</text:p>
      <text:p text:style-name="Standard">| <text:s text:c="2"/>1 | x <text:s text:c="6"/>| vancouver <text:s/>| 9930465229 |</text:p>
      <text:p text:style-name="Standard">| <text:s text:c="2"/>2 | xy <text:s text:c="5"/>| vancouver <text:s/>| 9930465229 |</text:p>
      <text:p text:style-name="Standard">| <text:s text:c="2"/>3 | xyz <text:s text:c="4"/>| washington | 9930465229 |</text:p>
      <text:p text:style-name="Standard">| <text:s text:c="2"/>4 | axyz <text:s text:c="3"/>| washington | 9930465229 |</text:p>
      <text:p text:style-name="Standard">| <text:s text:c="2"/>5 | abxyz <text:s text:c="2"/>| ontorio <text:s text:c="3"/>| 9930465229 |</text:p>
      <text:p text:style-name="Standard">| <text:s text:c="2"/>6 | abcxyz <text:s/>| ontorio <text:s text:c="3"/>| 9930465229 |</text:p>
      <text:p text:style-name="Standard">| <text:s text:c="2"/>7 | abcdxyz | ontorio <text:s text:c="3"/>| 9930465229 |</text:p>
      <text:p text:style-name="Standard">+-----+---------+------------+------------+</text:p>
      <text:p text:style-name="Standard">7 rows in set (0.00 sec)</text:p>
      <text:p text:style-name="Standard"/>
      <text:p text:style-name="Standard">TIME</text:p>
      <text:p text:style-name="Standard"/>
      <text:p text:style-name="Standard">mysql&gt; select * from time;</text:p>
      <text:p text:style-name="Standard">+-----+------+-------+------+</text:p>
      <text:p text:style-name="Standard">| did | day <text:s/>| month | year |</text:p>
      <text:p text:style-name="Standard">+-----+------+-------+------+</text:p>
      <text:p text:style-name="Standard">| 201 | <text:s text:c="3"/>1 | <text:s text:c="4"/>1 | 2019 |</text:p>
      <text:p text:style-name="Standard"><text:soft-page-break/>| 202 | <text:s text:c="3"/>2 | <text:s text:c="4"/>1 | 2019 |</text:p>
      <text:p text:style-name="Standard">| 203 | <text:s text:c="3"/>3 | <text:s text:c="4"/>1 | 2019 |</text:p>
      <text:p text:style-name="Standard">| 204 | <text:s text:c="3"/>4 | <text:s text:c="4"/>1 | 2019 |</text:p>
      <text:p text:style-name="Standard">| 205 | <text:s text:c="3"/>1 | <text:s text:c="4"/>2 | 2019 |</text:p>
      <text:p text:style-name="Standard">| 206 | <text:s text:c="3"/>2 | <text:s text:c="4"/>2 | 2019 |</text:p>
      <text:p text:style-name="Standard">| 207 | <text:s text:c="3"/>3 | <text:s text:c="4"/>2 | 2019 |</text:p>
      <text:p text:style-name="Standard">| 208 | <text:s text:c="3"/>1 | <text:s text:c="4"/>3 | 2019 |</text:p>
      <text:p text:style-name="Standard">| 209 | <text:s text:c="3"/>2 | <text:s text:c="4"/>3 | 2019 |</text:p>
      <text:p text:style-name="Standard">+-----+------+-------+------+</text:p>
      <text:p text:style-name="Standard">9 rows in set (0.00 sec)</text:p>
      <text:p text:style-name="Standard"/>
      <text:p text:style-name="Standard">PROPERTY</text:p>
      <text:p text:style-name="Standard"/>
      <text:p text:style-name="Standard">mysql&gt; select * from property ;</text:p>
      <text:p text:style-name="Standard">+-----+------------+----------+</text:p>
      <text:p text:style-name="Standard">| eid | location <text:s text:c="2"/>| category |</text:p>
      <text:p text:style-name="Standard">+-----+------------+----------+</text:p>
      <text:p text:style-name="Standard">| 301 | vancouver <text:s/>| <text:s text:c="7"/>3 |</text:p>
      <text:p text:style-name="Standard">| 302 | vancouver <text:s/>| <text:s text:c="7"/>3 |</text:p>
      <text:p text:style-name="Standard">| 303 | vancouver <text:s/>| <text:s text:c="7"/>3 |</text:p>
      <text:p text:style-name="Standard">| 304 | ontorio <text:s text:c="3"/>| <text:s text:c="7"/>2 |</text:p>
      <text:p text:style-name="Standard"><text:soft-page-break/>| 305 | ontorio <text:s text:c="3"/>| <text:s text:c="7"/>2 |</text:p>
      <text:p text:style-name="Standard">| 306 | ontorio <text:s text:c="3"/>| <text:s text:c="7"/>2 |</text:p>
      <text:p text:style-name="Standard">| 307 | washington | <text:s text:c="7"/>3 |</text:p>
      <text:p text:style-name="Standard">| 308 | washington | <text:s text:c="7"/>2 |</text:p>
      <text:p text:style-name="Standard">| 309 | washington | <text:s text:c="7"/>2 |</text:p>
      <text:p text:style-name="Standard">+-----+------------+----------+</text:p>
      <text:p text:style-name="Standard">9 rows in set (0.00 sec)</text:p>
      <text:p text:style-name="Standard"/>
      <text:p text:style-name="Standard">FACT TABLE</text:p>
      <text:p text:style-name="Standard"/>
      <text:p text:style-name="Standard">mysql&gt; select * from fact;</text:p>
      <text:p text:style-name="Standard">+------+------+------+------+------+----------+</text:p>
      <text:p text:style-name="Standard">| aid <text:s/>| eid <text:s/>| cid <text:s/>| did <text:s/>| sold | amount <text:s text:c="2"/>|</text:p>
      <text:p text:style-name="Standard">+------+------+------+------+------+----------+</text:p>
      <text:p text:style-name="Standard">| <text:s text:c="3"/>1 | <text:s/>301 | <text:s/>101 | <text:s/>201 | <text:s text:c="3"/>1 | 10000000 |</text:p>
      <text:p text:style-name="Standard">| <text:s text:c="3"/>1 | <text:s/>302 | <text:s/>102 | <text:s/>202 | <text:s text:c="3"/>2 | 10000000 |</text:p>
      <text:p text:style-name="Standard">| <text:s text:c="3"/>1 | <text:s/>303 | <text:s/>103 | <text:s/>203 | <text:s text:c="3"/>2 | 10000000 |</text:p>
      <text:p text:style-name="Standard">| <text:s text:c="3"/>2 | <text:s/>304 | <text:s/>103 | <text:s/>202 | <text:s text:c="3"/>1 | <text:s/>1000000 |</text:p>
      <text:p text:style-name="Standard">| <text:s text:c="3"/>2 | <text:s/>305 | <text:s/>104 | <text:s/>203 | <text:s text:c="3"/>2 | <text:s/>1000000 |</text:p>
      <text:p text:style-name="Standard">| <text:s text:c="3"/>2 | <text:s/>306 | <text:s/>105 | <text:s/>204 | <text:s text:c="3"/>1 | <text:s/>1000000 |</text:p>
      <text:p text:style-name="Standard">| <text:s text:c="3"/>3 | <text:s/>307 | <text:s/>106 | <text:s/>205 | <text:s text:c="3"/>1 | 10000000 |</text:p>
      <text:p text:style-name="Standard"><text:soft-page-break/>| <text:s text:c="3"/>3 | <text:s/>308 | <text:s/>107 | <text:s/>206 | <text:s text:c="3"/>1 | <text:s/>5000000 |</text:p>
      <text:p text:style-name="Standard">+------+------+------+------+------+----------+</text:p>
      <text:p text:style-name="Standard">8 rows in set (0.00 sec)</text:p>
      <text:p text:style-name="Standard">QUERY 1</text:p>
      <text:p text:style-name="Standard"/>
      <text:p text:style-name="Standard">mysql&gt; select sum(sold) as sold</text:p>
      <text:p text:style-name="Standard"><text:s text:c="4"/>-&gt; from fact a, time b , customer c</text:p>
      <text:p text:style-name="Standard"><text:s text:c="4"/>-&gt; where b.did=203</text:p>
      <text:p text:style-name="Standard"><text:s text:c="4"/>-&gt; and a.did=b.did;</text:p>
      <text:p text:style-name="Standard">+------+</text:p>
      <text:p text:style-name="Standard">| sold |</text:p>
      <text:p text:style-name="Standard">+------+</text:p>
      <text:p text:style-name="Standard">| <text:s text:c="2"/>28 |</text:p>
      <text:p text:style-name="Standard">+------+</text:p>
      <text:p text:style-name="Standard">1 row in set (0.05 sec)</text:p>
      <text:p text:style-name="Standard"/>
      <text:p text:style-name="Standard">QUERY 2</text:p>
      <text:p text:style-name="Standard"/>
      <text:p text:style-name="Standard">mysql&gt; select sum(amount) as amount</text:p>
      <text:p text:style-name="Standard"><text:s text:c="4"/>-&gt; from fact a, agent b , time t</text:p>
      <text:p text:style-name="Standard"><text:s text:c="4"/>-&gt; where b.aname='xy'</text:p>
      <text:p text:style-name="Standard"><text:soft-page-break/><text:s text:c="4"/>-&gt; and a.aid=b.aid</text:p>
      <text:p text:style-name="Standard"><text:s text:c="4"/>-&gt; and a.did between 201 and 205</text:p>
      <text:p text:style-name="Standard"><text:s text:c="4"/>-&gt; ;</text:p>
      <text:p text:style-name="Standard">+----------+</text:p>
      <text:p text:style-name="Standard">| amount <text:s text:c="2"/>|</text:p>
      <text:p text:style-name="Standard">+----------+</text:p>
      <text:p text:style-name="Standard">| 27000000 |</text:p>
      <text:p text:style-name="Standard">+----------+</text:p>
      <text:p text:style-name="Standard">1 row in set (0.00 sec)</text:p>
      <text:p text:style-name="Standard"/>
      <text:p text:style-name="Standard">QUERY 3</text:p>
      <text:p text:style-name="Standard"/>
      <text:p text:style-name="Standard">mysql&gt; select sum(sold) as sold</text:p>
      <text:p text:style-name="Standard"><text:s text:c="4"/>-&gt; from fact a, customer b</text:p>
      <text:p text:style-name="Standard"><text:s text:c="4"/>-&gt; where b.name='adi'</text:p>
      <text:p text:style-name="Standard"><text:s text:c="4"/>-&gt; and b.cid=a.cid;</text:p>
      <text:p text:style-name="Standard">+------+</text:p>
      <text:p text:style-name="Standard">| sold |</text:p>
      <text:p text:style-name="Standard">+------+</text:p>
      <text:p text:style-name="Standard">| <text:s text:c="3"/>2 |</text:p>
      <text:p text:style-name="Standard">+------+</text:p>
      <text:p text:style-name="Standard"><text:soft-page-break/>1 row in set (0.00 sec)</text:p>
      <text:p text:style-name="Standard"/>
      <text:p text:style-name="Standard"/>
      <text:p text:style-name="Standard"/>
      <text:p text:style-name="Standard"/>
      <text:p text:style-name="Standard">QUERY 4</text:p>
      <text:p text:style-name="Standard"/>
      <text:p text:style-name="Standard">mysql&gt; select agent.aname from agent, fact where (select max(sold) where agent.aid=fact.aid) group by agent.aname;</text:p>
      <text:p text:style-name="Standard">+-------+</text:p>
      <text:p text:style-name="Standard">| aname |</text:p>
      <text:p text:style-name="Standard">+-------+</text:p>
      <text:p text:style-name="Standard">| x <text:s text:c="4"/>|</text:p>
      <text:p text:style-name="Standard">| xy <text:s text:c="3"/>|</text:p>
      <text:p text:style-name="Standard">| xyz <text:s text:c="2"/>|</text:p>
      <text:p text:style-name="Standard">+-------+</text:p>
      <text:p text:style-name="Standard">3 rows in set (0.30 sec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0.0634in" fo:margin-right="-0.0563in" fo:orphans="0" fo:widows="0" fo:text-indent="0in" style:auto-text-indent="false"/>
    </style:style>
    <style:style style:name="MP2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MP3" style:family="paragraph" style:parent-style-name="Standard">
      <style:paragraph-properties fo:text-align="center" style:justify-single-word="false"/>
    </style:style>
    <style:style style:name="M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K. J. Somaiya Institute of Engineering and Information Technology, Sion (E), Mumbai – 400 022 </text:span></text:p>
        <text:p text:style-name="MP2"/>
      </style:header>
      <style:footer>
        <text:p text:style-name="MP3"><text:span text:style-name="MT1">Department of <text:s/>COMPS /Class- TE <text:s/>/Sem- VI <text:s/>/Sub- DWM <text:s/>/Academic Year- 2018-1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23" meta:word-count="755" meta:character-count="3556" meta:non-whitespace-character-count="2622"/>
    <meta:generator>LibreOfficeDev/6.0.5.2$Linux_X86_64 LibreOffice_project/</meta:generator>
  </office:meta>
</office:document-meta>
</file>